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1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2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23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24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7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</style:style>
    <style:style style:name="P29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1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2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33" style:family="paragraph" style:parent-style-name="Standard">
      <loext:graphic-properties draw:fill="solid" draw:fill-color="#2b2b2b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#2b2b2b" fo:padding="0cm" fo:border="none" style:shadow="none"/>
      <style:text-properties officeooo:rsid="002ad0b3" officeooo:paragraph-rsid="002ad0b3"/>
    </style:style>
    <style:style style:name="P34" style:family="paragraph" style:parent-style-name="Standard">
      <loext:graphic-properties draw:fill="solid" draw:fill-color="#2b2b2b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reak-before="page" fo:background-color="#2b2b2b" fo:padding="0cm" fo:border="none" style:shadow="none"/>
      <style:text-properties officeooo:rsid="002ad0b3" officeooo:paragraph-rsid="002ad0b3"/>
    </style:style>
    <style:style style:name="P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2ad0b3" officeooo:paragraph-rsid="002ad0b3"/>
    </style:style>
    <style:style style:name="P36" style:family="paragraph" style:parent-style-name="Standard">
      <loext:graphic-properties draw:fill="solid" draw:fill-color="#2b2b2b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#2b2b2b" fo:padding="0cm" fo:border="none" style:shadow="none"/>
      <style:text-properties officeooo:rsid="002ad0b3" officeooo:paragraph-rsid="002c5d06"/>
    </style:style>
    <style:style style:name="P37" style:family="paragraph" style:parent-style-name="Standard">
      <loext:graphic-properties draw:fill="solid" draw:fill-color="#2b2b2b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reak-before="page" fo:background-color="#2b2b2b" fo:padding="0cm" fo:border="none" style:shadow="none"/>
      <style:text-properties officeooo:rsid="002ad0b3" officeooo:paragraph-rsid="002e3673"/>
    </style:style>
    <style:style style:name="P38" style:family="paragraph" style:parent-style-name="Standard">
      <loext:graphic-properties draw:fill="solid" draw:fill-color="#2b2b2b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#2b2b2b" fo:padding="0cm" fo:border="none" style:shadow="none"/>
      <style:text-properties officeooo:rsid="002ad0b3" officeooo:paragraph-rsid="002e3673"/>
    </style:style>
    <style:style style:name="P39" style:family="paragraph" style:parent-style-name="Standard">
      <loext:graphic-properties draw:fill="solid" draw:fill-color="#2b2b2b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#2b2b2b" fo:padding="0cm" fo:border="none" style:shadow="none"/>
      <style:text-properties officeooo:paragraph-rsid="002c5d06"/>
    </style:style>
    <style:style style:name="P4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5" style:family="text">
      <style:text-properties officeooo:rsid="001ce55d"/>
    </style:style>
    <style:style style:name="T6" style:family="text">
      <style:text-properties officeooo:rsid="0022a86b"/>
    </style:style>
    <style:style style:name="T7" style:family="text">
      <style:text-properties officeooo:rsid="00252706"/>
    </style:style>
    <style:style style:name="T8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08080" loext:opacity="100%" style:font-name="JetBrains Mono" fo:font-size="10pt" fo:font-style="normal" fo:font-weight="normal" officeooo:rsid="002ad0b3" style:font-size-asian="10pt" style:font-style-asian="normal" style:font-weight-asian="normal"/>
    </style:style>
    <style:style style:name="T1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ffc66d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officeooo:rsid="002ad0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НАУКИ И ВЫСШЕГО ОБРАЗОВАНИЯ РОССИЙСКОЙ ФЕДЕРАЦИИ</text:p>
      <text:p text:style-name="P24">федеральное государственное автономное образовательное учреждение высшего образования</text:p>
      <text:p text:style-name="P22">«САНКТ-ПЕТЕРБУРГСКИЙ ГОСУДАРСТВЕННЫЙ УНИВЕРСИТЕТ </text:p>
      <text:p text:style-name="P22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31">ОТЧЁТ</text:p>
      <text:p text:style-name="P21">ЗАЩИЩЁН С ОЦЕНКОЙ</text:p>
      <text:p text:style-name="P23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Путилова <text:span text:style-name="T6">Н</text:span>. <text:span text:style-name="T6">В</text:span>.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29"/>
      <text:p text:style-name="P20">Отчёт по лабораторной работе №<text:span text:style-name="T7">6</text:span></text:p>
      <text:p text:style-name="P19"/>
      <text:p text:style-name="P25"/>
      <text:p text:style-name="P15">по курсу: Проектирование баз данных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8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6"/>
      <text:p text:style-name="P26"/>
      <text:p text:style-name="P30"/>
      <text:p text:style-name="P30"/>
      <text:p text:style-name="P30"/>
      <text:p text:style-name="P30"/>
      <text:p text:style-name="P27"/>
      <text:p text:style-name="P27"/>
      <text:p text:style-name="P17">Санкт-Петербург </text:p>
      <text:p text:style-name="P18">202<text:span text:style-name="T5">1</text:span></text:p>
      <text:p text:style-name="P28"><text:soft-page-break/><text:span text:style-name="T2">Цель работы</text:span><text:span text:style-name="T3">:</text:span><text:span text:style-name="T4"> </text:span>создать в БД хранимые процедуры, реализующие: </text:p>
      <text:p text:style-name="P28">— вставку с пополнением справочников (получаем ссылку на внешний ключ по значению данных из родительской таблицы, если данных нет- добавляем в родительскую, затем вставляем в дочернюю);</text:p>
      <text:p text:style-name="P28">— удаление с очисткой справочников – удаление данных из родительской таблицы, если после удаления данных из дочерней у строки родительской больше нет зависимых (удаляется информация о студенте, если в его группе нет больше студентов, запись удаляется из таблицы с перечнем групп);</text:p>
      <text:p text:style-name="P28">— каскадное удаление (удаление всех зависимых данных);</text:p>
      <text:p text:style-name="P28">— вычисление и возврат значения агрегатной функции (т.к. агрегатная функция дает единственный результат) ( задача- вернуть данные из процедуры/функции);</text:p>
      <text:p text:style-name="P28">— формирование статистики во временной таблице. (задача- работа с временными таблицами ).</text:p>
      <text:p text:style-name="P28"/>
      <text:p text:style-name="P39"><text:span text:style-name="T9">вставку с пополнением справочников (получаем ссылку на внешний ключ по значению данных из родительской таблицы, если данных нет- добавляем в родительскую, затем вставляем в дочернюю)</text:span></text:p>
      <text:p text:style-name="P36"><text:line-break/><text:span text:style-name="T10">DELIMITER </text:span><text:span text:style-name="T11">//</text:span><text:line-break/><text:line-break/><text:span text:style-name="T10">CREATE PROCEDURE </text:span><text:span text:style-name="T12">insert_car</text:span><text:span text:style-name="T11">(</text:span><text:line-break/><text:span text:style-name="T11"> <text:s text:c="15"/>new_car_number </text:span><text:span text:style-name="T10">INT,</text:span><text:line-break/><text:span text:style-name="T10"> <text:s text:c="15"/></text:span><text:span text:style-name="T11">owner_name </text:span><text:span text:style-name="T10">VARCHAR</text:span><text:span text:style-name="T11">(</text:span><text:span text:style-name="T14">20</text:span><text:span text:style-name="T11">)</text:span><text:span text:style-name="T10">,</text:span><text:line-break/><text:span text:style-name="T10"> <text:s text:c="15"/></text:span><text:span text:style-name="T11">owner_surname </text:span><text:span text:style-name="T10">VARCHAR</text:span><text:span text:style-name="T11">(</text:span><text:span text:style-name="T14">20</text:span><text:span text:style-name="T11">)</text:span><text:span text:style-name="T10">,</text:span><text:line-break/><text:span text:style-name="T10"> <text:s text:c="15"/></text:span><text:span text:style-name="T11">owner_middle_name </text:span><text:span text:style-name="T10">VARCHAR</text:span><text:span text:style-name="T11">(</text:span><text:span text:style-name="T14">20</text:span><text:span text:style-name="T11">)</text:span><text:span text:style-name="T10">,</text:span><text:line-break/><text:span text:style-name="T10"> <text:s text:c="15"/></text:span><text:span text:style-name="T11">brand_name_ </text:span><text:span text:style-name="T10">VARCHAR </text:span><text:span text:style-name="T11">(</text:span><text:span text:style-name="T14">20</text:span><text:span text:style-name="T11">))</text:span><text:line-break/><text:span text:style-name="T11"> </text:span><text:span text:style-name="T10">BEGIN</text:span><text:line-break/><text:span text:style-name="T10"> <text:s text:c="3"/>DECLARE </text:span><text:span text:style-name="T11">id_new_owner </text:span><text:span text:style-name="T10">INT;</text:span><text:line-break/><text:span text:style-name="T10"> <text:s text:c="3"/>DECLARE </text:span><text:span text:style-name="T11">id_new_brand </text:span><text:span text:style-name="T10">INT;</text:span><text:line-break/><text:line-break/><text:span text:style-name="T10"> <text:s text:c="3"/>IF </text:span><text:span text:style-name="T13">EXISTS </text:span><text:span text:style-name="T11">(</text:span><text:line-break/><text:span text:style-name="T11"> <text:s text:c="7"/></text:span><text:span text:style-name="T10">SELECT </text:span><text:span text:style-name="T13">*</text:span><text:line-break/><text:span text:style-name="T13"> <text:s text:c="7"/></text:span><text:span text:style-name="T10">FROM owner</text:span><text:line-break/><text:span text:style-name="T10"> <text:s text:c="7"/>WHERE owner</text:span><text:span text:style-name="T11">.</text:span><text:span text:style-name="T15">Name </text:span><text:span text:style-name="T11">= owner_name</text:span><text:line-break/><text:span text:style-name="T11"> <text:s text:c="9"/></text:span><text:span text:style-name="T10">AND owner</text:span><text:span text:style-name="T11">.</text:span><text:span text:style-name="T15">Surname </text:span><text:span text:style-name="T11">= owner_surname</text:span><text:line-break/><text:span text:style-name="T11"> <text:s text:c="9"/></text:span><text:span text:style-name="T10">AND owner</text:span><text:span text:style-name="T11">.</text:span><text:span text:style-name="T15">Middle_name </text:span><text:span text:style-name="T11">= owner_middle_name</text:span><text:line-break/><text:span text:style-name="T11"> <text:s text:c="7"/>)</text:span><text:line-break/><text:span text:style-name="T11"> <text:s text:c="3"/></text:span><text:span text:style-name="T10">THEN</text:span><text:line-break/><text:span text:style-name="T10"> <text:s text:c="7"/>SELECT owner</text:span><text:span text:style-name="T11">.</text:span><text:span text:style-name="T15">id_owner </text:span><text:span text:style-name="T10">INTO </text:span><text:span text:style-name="T11">id_new_owner</text:span><text:line-break/><text:span text:style-name="T11"> <text:s text:c="7"/></text:span><text:span text:style-name="T10">FROM owner</text:span><text:line-break/><text:span text:style-name="T10"> <text:s text:c="7"/>WHERE owner</text:span><text:span text:style-name="T11">.</text:span><text:span text:style-name="T15">Name </text:span><text:span text:style-name="T11">= owner_name</text:span><text:line-break/><text:span text:style-name="T11"> <text:s text:c="9"/></text:span><text:span text:style-name="T10">AND owner</text:span><text:span text:style-name="T11">.</text:span><text:span text:style-name="T15">Surname </text:span><text:span text:style-name="T11">= owner_surname</text:span><text:line-break/><text:span text:style-name="T11"> <text:s text:c="9"/></text:span><text:span text:style-name="T10">AND owner</text:span><text:span text:style-name="T11">.</text:span><text:span text:style-name="T15">Middle_name </text:span><text:span text:style-name="T11">= owner_middle_name</text:span><text:span text:style-name="T10">;</text:span><text:line-break/><text:span text:style-name="T10"> <text:s text:c="3"/>ELSE</text:span><text:line-break/><text:span text:style-name="T10"> <text:s text:c="7"/>BEGIN</text:span><text:line-break/><text:span text:style-name="T10"> <text:s text:c="11"/>INSERT INTO owner</text:span><text:span text:style-name="T11">(</text:span><text:span text:style-name="T15">Name</text:span><text:span text:style-name="T10">, </text:span><text:span text:style-name="T15">Surname</text:span><text:span text:style-name="T10">, </text:span><text:span text:style-name="T15">Middle_name</text:span><text:span text:style-name="T11">)</text:span><text:line-break/><text:span text:style-name="T11"> <text:s text:c="11"/></text:span><text:span text:style-name="T10">VALUES </text:span><text:span text:style-name="T11">(owner_name</text:span><text:span text:style-name="T10">, </text:span><text:span text:style-name="T11">owner_surname</text:span><text:span text:style-name="T10">, </text:span><text:span text:style-name="T11">owner_middle_name)</text:span><text:span text:style-name="T10">;</text:span><text:line-break/><text:span text:style-name="T10"> <text:s text:c="11"/>SET </text:span><text:span text:style-name="T11">id_new_owner = </text:span><text:span text:style-name="T13">last_insert_id</text:span><text:span text:style-name="T11">()</text:span><text:span text:style-name="T10">;</text:span><text:line-break/><text:soft-page-break/><text:span text:style-name="T10"> <text:s text:c="7"/>END;</text:span><text:line-break/><text:span text:style-name="T10"> <text:s text:c="3"/>END IF;</text:span><text:line-break/><text:line-break/><text:span text:style-name="T10"> <text:s text:c="3"/>IF </text:span><text:span text:style-name="T13">EXISTS </text:span><text:span text:style-name="T11">(</text:span><text:line-break/><text:span text:style-name="T11"> <text:s text:c="7"/></text:span><text:span text:style-name="T10">SELECT </text:span><text:span text:style-name="T13">*</text:span><text:line-break/><text:span text:style-name="T13"> <text:s text:c="7"/></text:span><text:span text:style-name="T10">FROM </text:span><text:span text:style-name="T11">brand</text:span><text:line-break/><text:span text:style-name="T11"> <text:s text:c="7"/></text:span><text:span text:style-name="T10">WHERE </text:span><text:span text:style-name="T11">brand_name_ = brand.</text:span><text:span text:style-name="T15">brand_name</text:span><text:line-break/><text:span text:style-name="T15"> <text:s text:c="7"/></text:span><text:span text:style-name="T11">)</text:span><text:line-break/><text:span text:style-name="T11"> <text:s text:c="3"/></text:span><text:span text:style-name="T10">THEN</text:span><text:line-break/><text:span text:style-name="T10"> <text:s text:c="7"/>SELECT </text:span><text:span text:style-name="T11">brand.</text:span><text:span text:style-name="T15">id_brand_car </text:span><text:span text:style-name="T10">INTO </text:span><text:span text:style-name="T11">id_new_brand</text:span><text:line-break/><text:span text:style-name="T11"> <text:s text:c="7"/></text:span><text:span text:style-name="T10">FROM </text:span><text:span text:style-name="T11">brand</text:span><text:line-break/><text:span text:style-name="T11"> <text:s text:c="7"/></text:span><text:span text:style-name="T10">WHERE </text:span><text:span text:style-name="T11">brand_name_ = brand.</text:span><text:span text:style-name="T15">brand_name</text:span><text:span text:style-name="T10">;</text:span><text:line-break/><text:span text:style-name="T10"> <text:s text:c="3"/>ELSE</text:span><text:line-break/><text:span text:style-name="T10"> <text:s text:c="7"/>BEGIN</text:span><text:line-break/><text:span text:style-name="T10"> <text:s text:c="11"/>INSERT INTO </text:span><text:span text:style-name="T11">brand(</text:span><text:span text:style-name="T15">brand_name</text:span><text:span text:style-name="T11">)</text:span><text:line-break/><text:span text:style-name="T11"> <text:s text:c="11"/></text:span><text:span text:style-name="T10">VALUES </text:span><text:span text:style-name="T11">(brand_name_)</text:span><text:span text:style-name="T10">;</text:span><text:line-break/><text:span text:style-name="T10"> <text:s text:c="11"/>SET </text:span><text:span text:style-name="T11">id_new_brand = </text:span><text:span text:style-name="T13">last_insert_id</text:span><text:span text:style-name="T11">()</text:span><text:span text:style-name="T10">;</text:span><text:line-break/><text:span text:style-name="T10"> <text:s text:c="7"/>END;</text:span><text:line-break/><text:span text:style-name="T10"> <text:s text:c="3"/>END IF;</text:span><text:line-break/><text:line-break/><text:span text:style-name="T10"> <text:s text:c="3"/>INSERT INTO </text:span><text:span text:style-name="T11">car (</text:span><text:span text:style-name="T15">car_number</text:span><text:span text:style-name="T10">, </text:span><text:span text:style-name="T15">id_owner</text:span><text:span text:style-name="T10">, </text:span><text:span text:style-name="T15">id_brand_car</text:span><text:span text:style-name="T11">)</text:span><text:line-break/><text:span text:style-name="T11"> <text:s text:c="3"/></text:span><text:span text:style-name="T10">values </text:span><text:span text:style-name="T11">(new_car_number</text:span><text:span text:style-name="T10">, </text:span><text:span text:style-name="T11">id_new_owner</text:span><text:span text:style-name="T10">, </text:span><text:span text:style-name="T11">id_new_brand)</text:span><text:span text:style-name="T10">;</text:span><text:line-break/><text:span text:style-name="T10"> END; </text:span><text:span text:style-name="T11">//</text:span><text:line-break/><text:line-break/><text:span text:style-name="T10">CALL </text:span><text:span text:style-name="T12">insert_car</text:span><text:span text:style-name="T11">(</text:span><text:span text:style-name="T14">10</text:span><text:span text:style-name="T10">, </text:span><text:span text:style-name="T16">'аа'</text:span><text:span text:style-name="T10">, </text:span><text:span text:style-name="T16">'бб'</text:span><text:span text:style-name="T10">, </text:span><text:span text:style-name="T16">'вв'</text:span><text:span text:style-name="T10">,</text:span><text:span text:style-name="T16">'Уаз'</text:span><text:span text:style-name="T11">)</text:span><text:span text:style-name="T10">;</text:span><text:line-break/><text:span text:style-name="T10">CALL </text:span><text:span text:style-name="T12">insert_car</text:span><text:span text:style-name="T11">(</text:span><text:span text:style-name="T14">12</text:span><text:span text:style-name="T10">, </text:span><text:span text:style-name="T16">'Пётр'</text:span><text:span text:style-name="T10">, </text:span><text:span text:style-name="T16">'Петров'</text:span><text:span text:style-name="T10">, </text:span><text:span text:style-name="T16">'Пертрович'</text:span><text:span text:style-name="T10">, </text:span><text:span text:style-name="T16">'Уаз'</text:span><text:span text:style-name="T11">)</text:span></text:p>
      <text:p text:style-name="P34"><text:span text:style-name="T8">удаление с очисткой справочников – удаление данных из родительской таблицы, если после удаления данных из дочерней у строки родительской больше нет зависимых (удаляется информация о студенте, если в его группе нет больше студентов, запись удаляется из таблицы с перечнем групп);</text:span><text:line-break/><text:line-break/><text:span text:style-name="T10">DELIMITER </text:span><text:span text:style-name="T11">//</text:span><text:line-break/><text:line-break/><text:span text:style-name="T10">CREATE PROCEDURE </text:span><text:span text:style-name="T12">delete_car</text:span><text:span text:style-name="T11">(</text:span><text:line-break/><text:span text:style-name="T11"> <text:s text:c="15"/>del_car_number </text:span><text:span text:style-name="T10">INT</text:span><text:span text:style-name="T11">)</text:span><text:line-break/><text:span text:style-name="T11"> </text:span><text:span text:style-name="T10">BEGIN</text:span><text:line-break/><text:span text:style-name="T10"> <text:s text:c="3"/>DECLARE </text:span><text:span text:style-name="T11">id_proc_owner </text:span><text:span text:style-name="T10">INT;</text:span><text:line-break/><text:span text:style-name="T10"> <text:s text:c="3"/>DECLARE </text:span><text:span text:style-name="T11">id_proc_brand </text:span><text:span text:style-name="T10">INT;</text:span><text:line-break/><text:line-break/><text:span text:style-name="T10"> <text:s text:c="3"/>SELECT </text:span><text:span text:style-name="T11">car.</text:span><text:span text:style-name="T15">id_brand_car </text:span><text:span text:style-name="T10">INTO </text:span><text:span text:style-name="T11">id_proc_brand</text:span><text:line-break/><text:span text:style-name="T11"> <text:s text:c="3"/></text:span><text:span text:style-name="T10">FROM </text:span><text:span text:style-name="T11">car</text:span><text:line-break/><text:span text:style-name="T11"> <text:s text:c="3"/></text:span><text:span text:style-name="T10">WHERE </text:span><text:span text:style-name="T11">car.</text:span><text:span text:style-name="T15">car_number </text:span><text:span text:style-name="T11">= del_car_number</text:span><text:span text:style-name="T10">;</text:span><text:line-break/><text:span text:style-name="T10"> <text:s text:c="3"/>SELECT </text:span><text:span text:style-name="T11">car.</text:span><text:span text:style-name="T15">id_owner </text:span><text:span text:style-name="T10">INTO </text:span><text:span text:style-name="T11">id_proc_owner</text:span><text:line-break/><text:span text:style-name="T11"> <text:s text:c="3"/></text:span><text:span text:style-name="T10">FROM </text:span><text:span text:style-name="T11">car</text:span><text:line-break/><text:span text:style-name="T11"> <text:s text:c="3"/></text:span><text:span text:style-name="T10">WHERE </text:span><text:span text:style-name="T11">car.</text:span><text:span text:style-name="T15">car_number </text:span><text:span text:style-name="T11">= del_car_number</text:span><text:span text:style-name="T10">;</text:span><text:line-break/><text:line-break/><text:span text:style-name="T10"> <text:s text:c="3"/>DELETE FROM </text:span><text:span text:style-name="T11">car</text:span><text:line-break/><text:span text:style-name="T11"> <text:s text:c="3"/></text:span><text:span text:style-name="T10">WHERE </text:span><text:span text:style-name="T11">car.</text:span><text:span text:style-name="T15">car_number </text:span><text:span text:style-name="T11">= del_car_number</text:span><text:span text:style-name="T10">;</text:span><text:line-break/><text:line-break/><text:span text:style-name="T10"> <text:s text:c="3"/>IF NOT </text:span><text:span text:style-name="T13">EXISTS</text:span><text:span text:style-name="T11">(</text:span><text:line-break/><text:span text:style-name="T11"> <text:s text:c="7"/></text:span><text:span text:style-name="T10">SELECT </text:span><text:span text:style-name="T13">*</text:span><text:line-break/><text:span text:style-name="T13"> <text:s text:c="7"/></text:span><text:span text:style-name="T10">FROM </text:span><text:span text:style-name="T11">car</text:span><text:line-break/><text:span text:style-name="T11"> <text:s text:c="7"/></text:span><text:span text:style-name="T10">WHERE </text:span><text:span text:style-name="T11">car.</text:span><text:span text:style-name="T15">id_owner </text:span><text:span text:style-name="T11">= id_proc_owner</text:span><text:line-break/><text:span text:style-name="T11"> <text:s text:c="7"/>)</text:span><text:line-break/><text:span text:style-name="T11"> <text:s text:c="3"/></text:span><text:span text:style-name="T10">THEN</text:span><text:line-break/><text:span text:style-name="T10"> <text:s text:c="7"/>DELETE FROM owner</text:span><text:line-break/><text:span text:style-name="T10"> <text:s text:c="11"/>WHERE </text:span><text:span text:style-name="T15">id_owner </text:span><text:span text:style-name="T11">= id_proc_owner</text:span><text:span text:style-name="T10">;</text:span><text:line-break/><text:span text:style-name="T10"> <text:s text:c="3"/>END IF;</text:span><text:line-break/><text:span text:style-name="T10"> <text:s text:c="3"/>IF NOT </text:span><text:span text:style-name="T13">EXISTS</text:span><text:span text:style-name="T11">(</text:span><text:line-break/><text:span text:style-name="T11"> <text:s text:c="7"/></text:span><text:span text:style-name="T10">SELECT </text:span><text:span text:style-name="T13">*</text:span><text:line-break/><text:span text:style-name="T13"> <text:s text:c="7"/></text:span><text:span text:style-name="T10">FROM </text:span><text:span text:style-name="T11">car</text:span><text:line-break/><text:span text:style-name="T11"> <text:s text:c="7"/></text:span><text:span text:style-name="T10">WHERE </text:span><text:span text:style-name="T11">car.</text:span><text:span text:style-name="T15">id_brand_car </text:span><text:span text:style-name="T11">= id_proc_brand</text:span><text:line-break/><text:span text:style-name="T11"> <text:s text:c="7"/>)</text:span><text:line-break/><text:span text:style-name="T11"> <text:s text:c="3"/></text:span><text:span text:style-name="T10">THEN</text:span><text:line-break/><text:span text:style-name="T10"> <text:s text:c="7"/>DELETE FROM </text:span><text:span text:style-name="T11">brand</text:span><text:line-break/><text:span text:style-name="T11"> <text:s text:c="11"/></text:span><text:span text:style-name="T10">WHERE </text:span><text:span text:style-name="T15">id_brand_car </text:span><text:span text:style-name="T11">= id_proc_brand</text:span><text:span text:style-name="T10">;</text:span><text:line-break/><text:span text:style-name="T10"> <text:s text:c="3"/>END IF;</text:span><text:line-break/><text:line-break/><text:span text:style-name="T10"> END; </text:span><text:span text:style-name="T11">//</text:span><text:line-break/><text:line-break/><text:span text:style-name="T10">CALL </text:span><text:span text:style-name="T12">delete_car</text:span><text:span text:style-name="T11">(</text:span><text:span text:style-name="T14">10</text:span><text:span text:style-name="T11">)</text:span><text:span text:style-name="T10">;</text:span><text:line-break/><text:span text:style-name="T10">CALL </text:span><text:span text:style-name="T12">delete_car</text:span><text:span text:style-name="T11">(</text:span><text:span text:style-name="T14">12</text:span><text:span text:style-name="T11">)</text:span></text:p>
      <text:p text:style-name="P37"><text:span text:style-name="T8">каскадное удаление (удаление всех зависимых данных);</text:span></text:p>
      <text:p text:style-name="P38"><text:line-break/><text:span text:style-name="T10">DELIMITER </text:span><text:span text:style-name="T11">//</text:span><text:line-break/><text:line-break/><text:span text:style-name="T10">CREATE PROCEDURE </text:span><text:span text:style-name="T12">cascade_delete_owner</text:span><text:span text:style-name="T11">(del_id_owner </text:span><text:span text:style-name="T10">INT</text:span><text:span text:style-name="T11">)</text:span><text:line-break/><text:span text:style-name="T11"> </text:span><text:span text:style-name="T10">BEGIN</text:span><text:line-break/><text:span text:style-name="T10"> <text:s text:c="4"/>DELETE FROM </text:span><text:span text:style-name="T11">`check`</text:span><text:line-break/><text:span text:style-name="T11"> <text:s text:c="4"/></text:span><text:span text:style-name="T10">WHERE </text:span><text:span text:style-name="T11">`check`.</text:span><text:span text:style-name="T15">car_number </text:span><text:span text:style-name="T10">in</text:span><text:line-break/><text:span text:style-name="T10"> <text:s text:c="4"/></text:span><text:span text:style-name="T11">(</text:span><text:line-break/><text:span text:style-name="T11"> <text:s text:c="7"/></text:span><text:span text:style-name="T10">SELECT </text:span><text:span text:style-name="T11">car.</text:span><text:span text:style-name="T15">car_number</text:span><text:line-break/><text:span text:style-name="T15"> <text:s text:c="7"/></text:span><text:span text:style-name="T10">FROM </text:span><text:span text:style-name="T11">car</text:span><text:line-break/><text:span text:style-name="T11"> <text:s text:c="7"/></text:span><text:span text:style-name="T10">WHERE </text:span><text:span text:style-name="T11">car.</text:span><text:span text:style-name="T15">id_owner </text:span><text:span text:style-name="T11">= del_id_owner</text:span><text:line-break/><text:span text:style-name="T11"> <text:s text:c="4"/>)</text:span><text:span text:style-name="T10">;</text:span><text:line-break/><text:line-break/><text:span text:style-name="T10"> <text:s text:c="4"/>DELETE FROM </text:span><text:span text:style-name="T11">car</text:span><text:line-break/><text:span text:style-name="T11"> <text:s text:c="4"/></text:span><text:span text:style-name="T10">WHERE </text:span><text:span text:style-name="T15">id_owner </text:span><text:span text:style-name="T11">= del_id_owner</text:span><text:span text:style-name="T10">;</text:span><text:line-break/><text:line-break/><text:span text:style-name="T10"> <text:s text:c="4"/>DELETE FROM owner</text:span><text:line-break/><text:span text:style-name="T10"> <text:s text:c="4"/>WHERE owner</text:span><text:span text:style-name="T11">.</text:span><text:span text:style-name="T15">id_owner </text:span><text:span text:style-name="T11">= del_id_owner</text:span><text:span text:style-name="T10">;</text:span><text:line-break/><text:span text:style-name="T10"> END</text:span><text:span text:style-name="T11">//</text:span><text:line-break/><text:line-break/><text:span text:style-name="T11"> </text:span><text:span text:style-name="T10">CALL </text:span><text:span text:style-name="T12">cascade_delete_owner</text:span><text:span text:style-name="T11">(</text:span><text:span text:style-name="T14">1</text:span><text:span text:style-name="T11">)</text:span></text:p>
      <text:p text:style-name="P35"/>
      <text:p text:style-name="P38"><text:span text:style-name="T8"><text:s/>вычисление и возврат значения агрегатной функции (т.к. агрегатная функция дает единственный результат) ( задача- вернуть данные из процедуры/функции);</text:span></text:p>
      <text:p text:style-name="P38"><text:line-break/><text:span text:style-name="T10">DELIMITER </text:span><text:span text:style-name="T11">//</text:span><text:line-break/><text:line-break/><text:span text:style-name="T10">CREATE PROCEDURE </text:span><text:span text:style-name="T12">count_car</text:span><text:span text:style-name="T11">(</text:span><text:span text:style-name="T10">OUT </text:span><text:span text:style-name="T11">car_count </text:span><text:span text:style-name="T10">INT</text:span><text:span text:style-name="T11">)</text:span><text:line-break/><text:span text:style-name="T10">BEGIN</text:span><text:line-break/><text:span text:style-name="T10"> <text:s text:c="3"/>SELECT </text:span><text:span text:style-name="T13">ifnull</text:span><text:span text:style-name="T11">(</text:span><text:span text:style-name="T13">count</text:span><text:span text:style-name="T11">(</text:span><text:span text:style-name="T15">car_number</text:span><text:span text:style-name="T11">)</text:span><text:span text:style-name="T10">,</text:span><text:span text:style-name="T14">0</text:span><text:span text:style-name="T11">) </text:span><text:span text:style-name="T10">into </text:span><text:span text:style-name="T11">car_count</text:span><text:line-break/><text:span text:style-name="T11"> <text:s text:c="3"/></text:span><text:span text:style-name="T10">from </text:span><text:span text:style-name="T11">car</text:span><text:span text:style-name="T10">;</text:span><text:line-break/><text:span text:style-name="T10">END;</text:span><text:line-break/><text:line-break/><text:span text:style-name="T10">CALL </text:span><text:span text:style-name="T12">count_car</text:span><text:span text:style-name="T11">(</text:span><text:span text:style-name="T13">@c</text:span><text:span text:style-name="T11">)</text:span><text:span text:style-name="T10">;</text:span><text:line-break/><text:span text:style-name="T10">SELECT </text:span><text:span text:style-name="T11">@c</text:span></text:p>
      <text:p text:style-name="P35"/>
      <text:p text:style-name="P33"><text:span text:style-name="T8">/* формирование статистики во временной таблице. (задача- работа с временными таблицами ). */</text:span><text:line-break/><text:line-break/><text:span text:style-name="T10">DELIMITER </text:span><text:span text:style-name="T11">//</text:span><text:line-break/><text:line-break/><text:span text:style-name="T10">DROP PROCEDURE </text:span><text:span text:style-name="T12">owner_statistic</text:span><text:span text:style-name="T10">;</text:span><text:line-break/><text:line-break/><text:span text:style-name="T10">CREATE PROCEDURE </text:span><text:span text:style-name="T12">owner_statistic</text:span><text:span text:style-name="T11">()</text:span><text:line-break/><text:span text:style-name="T11"> </text:span><text:span text:style-name="T10">BEGIN</text:span><text:line-break/><text:span text:style-name="T10"> <text:s text:c="3"/>DROP TABLE IF EXISTS </text:span><text:span text:style-name="T11">statistic</text:span><text:span text:style-name="T10">;</text:span><text:line-break/><text:span text:style-name="T10"> <text:s text:c="3"/>CREATE TEMPORARY TABLE </text:span><text:span text:style-name="T11">statistic(</text:span><text:line-break/><text:span text:style-name="T11"> <text:s text:c="7"/></text:span><text:span text:style-name="T15">id_stat </text:span><text:span text:style-name="T10">INT PRIMARY KEY NOT NULL AUTO_INCREMENT,</text:span><text:line-break/><text:soft-page-break/><text:span text:style-name="T10"> <text:s text:c="7"/></text:span><text:span text:style-name="T15">id_owner </text:span><text:span text:style-name="T10">INT,</text:span><text:line-break/><text:span text:style-name="T10"> <text:s text:c="7"/></text:span><text:span text:style-name="T15">count_car </text:span><text:span text:style-name="T10">INT,</text:span><text:line-break/><text:span text:style-name="T10"> <text:s text:c="7"/></text:span><text:span text:style-name="T15">avg_count_check </text:span><text:span text:style-name="T10">DOUBLE DEFAULT </text:span><text:span text:style-name="T14">0</text:span><text:line-break/><text:span text:style-name="T14"> <text:s text:c="3"/></text:span><text:span text:style-name="T11">)</text:span><text:line-break/><text:span text:style-name="T11"> <text:s text:c="3"/></text:span><text:span text:style-name="T10">AUTO_INCREMENT </text:span><text:span text:style-name="T11">= </text:span><text:span text:style-name="T14">1</text:span><text:span text:style-name="T10">;</text:span><text:line-break/><text:line-break/><text:span text:style-name="T10"> <text:s text:c="3"/>INSERT INTO </text:span><text:span text:style-name="T11">statistic(</text:span><text:span text:style-name="T15">id_owner</text:span><text:span text:style-name="T10">, </text:span><text:span text:style-name="T15">count_car</text:span><text:span text:style-name="T11">)</text:span><text:line-break/><text:span text:style-name="T11"> <text:s text:c="3"/></text:span><text:span text:style-name="T10">SELECT owner</text:span><text:span text:style-name="T11">.</text:span><text:span text:style-name="T15">id_owner</text:span><text:span text:style-name="T10">, </text:span><text:span text:style-name="T13">count</text:span><text:span text:style-name="T11">(car.</text:span><text:span text:style-name="T15">car_number</text:span><text:span text:style-name="T11">) </text:span><text:span text:style-name="T10">as </text:span><text:span text:style-name="T11">count_clothes</text:span><text:line-break/><text:span text:style-name="T11"> <text:s text:c="3"/></text:span><text:span text:style-name="T10">FROM owner</text:span><text:line-break/><text:span text:style-name="T10"> <text:s text:c="3"/>LEFT JOIN </text:span><text:span text:style-name="T11">car </text:span><text:span text:style-name="T10">ON owner</text:span><text:span text:style-name="T11">.</text:span><text:span text:style-name="T15">id_owner </text:span><text:span text:style-name="T11">= car.</text:span><text:span text:style-name="T15">id_owner</text:span><text:line-break/><text:span text:style-name="T15"> <text:s text:c="3"/></text:span><text:span text:style-name="T10">GROUP BY </text:span><text:span text:style-name="T15">id_owner</text:span><text:span text:style-name="T10">;</text:span><text:line-break/><text:line-break/><text:span text:style-name="T10"> <text:s text:c="3"/>UPDATE </text:span><text:span text:style-name="T11">statistic</text:span><text:line-break/><text:span text:style-name="T11"><text:tab/></text:span><text:span text:style-name="T10">SET </text:span><text:span text:style-name="T15">avg_count_check </text:span><text:span text:style-name="T11">=</text:span><text:line-break/><text:span text:style-name="T11"><text:tab/>(</text:span><text:line-break/><text:span text:style-name="T11"><text:tab/><text:tab/></text:span><text:span text:style-name="T10">SELECT </text:span><text:span text:style-name="T13">avg</text:span><text:span text:style-name="T11">(t.count_clothes)</text:span><text:line-break/><text:span text:style-name="T11"><text:tab/><text:tab/></text:span><text:span text:style-name="T10">FROM</text:span><text:line-break/><text:span text:style-name="T10"><text:tab/><text:tab/></text:span><text:span text:style-name="T11">(</text:span><text:line-break/><text:span text:style-name="T11"><text:tab/><text:tab/><text:tab/></text:span><text:span text:style-name="T10">SELECT </text:span><text:span text:style-name="T13">count</text:span><text:span text:style-name="T11">(`check`.</text:span><text:span text:style-name="T15">id_check</text:span><text:span text:style-name="T11">) </text:span><text:span text:style-name="T10">as </text:span><text:span text:style-name="T11">count_clothes</text:span><text:line-break/><text:span text:style-name="T11"> <text:s text:c="11"/></text:span><text:span text:style-name="T10">FROM </text:span><text:span text:style-name="T11">`check`</text:span><text:line-break/><text:span text:style-name="T11"><text:tab/><text:tab/><text:tab/></text:span><text:span text:style-name="T10">LEFT JOIN </text:span><text:span text:style-name="T11">car </text:span><text:span text:style-name="T10">ON </text:span><text:span text:style-name="T11">`check`.</text:span><text:span text:style-name="T15">id_check </text:span><text:span text:style-name="T11">= car.</text:span><text:span text:style-name="T15">id_owner</text:span><text:line-break/><text:span text:style-name="T15"><text:tab/><text:tab/><text:tab/></text:span><text:span text:style-name="T10">GROUP BY </text:span><text:span text:style-name="T15">id_owner</text:span><text:line-break/><text:span text:style-name="T15"><text:tab/><text:tab/></text:span><text:span text:style-name="T11">) </text:span><text:span text:style-name="T10">AS </text:span><text:span text:style-name="T11">t</text:span><text:line-break/><text:span text:style-name="T11"><text:tab/>)</text:span><text:span text:style-name="T10">;</text:span><text:line-break/><text:line-break/><text:span text:style-name="T10"> <text:s text:c="3"/>SELECT DISTINCT</text:span><text:line-break/><text:span text:style-name="T10"> <text:s text:c="7"/></text:span><text:span text:style-name="T11">statistic.</text:span><text:span text:style-name="T15">id_owner</text:span><text:span text:style-name="T10">,</text:span><text:line-break/><text:span text:style-name="T10"> <text:s text:c="7"/></text:span><text:span text:style-name="T11">statistic.</text:span><text:span text:style-name="T15">count_car</text:span><text:span text:style-name="T10">,</text:span><text:line-break/><text:span text:style-name="T10"> <text:s text:c="7"/></text:span><text:span text:style-name="T11">statistic.</text:span><text:span text:style-name="T15">avg_count_check</text:span><text:line-break/><text:span text:style-name="T15"> <text:s text:c="3"/></text:span><text:span text:style-name="T10">FROM </text:span><text:span text:style-name="T11">statistic</text:span><text:span text:style-name="T10">;</text:span><text:line-break/><text:line-break/><text:span text:style-name="T10"> <text:s text:c="3"/>DROP TABLE </text:span><text:span text:style-name="T11">statistic</text:span><text:span text:style-name="T10">;</text:span><text:line-break/><text:span text:style-name="T10"> END;</text:span><text:span text:style-name="T11">//</text:span><text:line-break/><text:line-break/><text:span text:style-name="T10">CALL </text:span><text:span text:style-name="T12">owner_statistic</text:span><text:span text:style-name="T11">()</text:span><text:span text:style-name="T10">;</text:span></text:p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2-06T10:33:18.363000000</dc:date>
    <meta:editing-cycles>30</meta:editing-cycles>
    <meta:editing-duration>PT9H10S</meta:editing-duration>
    <meta:generator>LibreOffice/7.2.2.2$Windows_X86_64 LibreOffice_project/02b2acce88a210515b4a5bb2e46cbfb63fe97d56</meta:generator>
    <meta:document-statistic meta:table-count="2" meta:image-count="0" meta:object-count="0" meta:page-count="6" meta:paragraph-count="37" meta:word-count="667" meta:character-count="6156" meta:non-whitespace-character-count="46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